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0.73cm"/>
    </style:style>
    <style:style style:name="co11" style:family="table-column">
      <style:table-column-properties fo:break-before="auto" style:column-width="0.40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531cm"/>
    </style:style>
    <style:style style:name="co14" style:family="table-column">
      <style:table-column-properties fo:break-before="auto" style:column-width="0.707cm"/>
    </style:style>
    <style:style style:name="co15" style:family="table-column">
      <style:table-column-properties fo:break-before="auto" style:column-width="0.774cm"/>
    </style:style>
    <style:style style:name="co16" style:family="table-column">
      <style:table-column-properties fo:break-before="auto" style:column-width="0.863cm"/>
    </style:style>
    <style:style style:name="co17" style:family="table-column">
      <style:table-column-properties fo:break-before="auto" style:column-width="3.378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1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1"/>
    <style:style style:name="ce5" style:family="table-cell" style:parent-style-name="Default" style:data-style-name="N110"/>
    <style:style style:name="ce10" style:family="table-cell" style:parent-style-name="Default" style:data-style-name="N110">
      <style:table-cell-properties fo:wrap-option="wrap"/>
    </style:style>
    <style:style style:name="ce11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09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11"/>
    <style:style style:name="ce28" style:family="table-cell" style:parent-style-name="Default" style:data-style-name="N110"/>
    <style:style style:name="ce2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wrap-option="wrap"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110">
      <style:table-cell-properties fo:wrap-option="wrap"/>
    </style:style>
    <style:style style:name="ce33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 style:vertical-align="top"/>
    </style:style>
    <style:style style:name="ce23" style:family="table-cell" style:parent-style-name="Default" style:data-style-name="N112"/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sub 58%"/>
    </style:style>
    <style:style style:name="T4" style:family="text">
      <style:text-properties fo:font-size="10pt" style:text-position="sub 58%" style:font-size-asian="10pt" style:font-size-complex="10pt"/>
    </style:style>
  </office:automatic-styles>
  <office:body>
    <office:spreadsheet>
      <table:table table:name="Tim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24" office:value-type="string" calcext:value-type="string">
            <text:p>CPU</text:p>
          </table:table-cell>
          <table:table-cell table:number-columns-repeated="3"/>
          <table:table-cell table:style-name="ce24" office:value-type="string" calcext:value-type="string">
            <text:p>UART</text:p>
          </table:table-cell>
          <table:table-cell table:number-columns-repeated="3"/>
          <table:table-cell table:style-name="ce24" office:value-type="string" calcext:value-type="string">
            <text:p>Timer 0 (8bit)</text:p>
          </table:table-cell>
          <table:table-cell table:number-columns-repeated="3"/>
          <table:table-cell table:style-name="ce24" office:value-type="string" calcext:value-type="string">
            <text:p>Timer 1 (16bi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PU Frequency</text:p>
          </table:table-cell>
          <table:table-cell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Prescaler</text:p>
          </table:table-cell>
          <table:table-cell office:value-type="float" office:value="1" calcext:value-type="float">
            <office:annotation draw:style-name="gr2" draw:text-style-name="P2" svg:width="2.899cm" svg:height="0.596cm" svg:x="24.095cm" svg:y="0.023cm" draw:caption-point-x="-0.61cm" draw:caption-point-y="0.89cm">
              <dc:creator>CV</dc:creator>
              <dc:date>2014-02-13T00:00:00</dc:date>
              <text:p text:style-name="P1"><text:span text:style-name="T1">1,8,64,256,1024</text:span></text:p>
            </office:annotation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<text:span text:style-name="T4">CPU</text:span></text:p>
          </table:table-cell>
          <table:table-cell table:style-name="ce25" table:formula="of:=1000000/[.C3]" office:value-type="float" office:value="0.135633680555556" calcext:value-type="float">
            <text:p>0,136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office:annotation draw:style-name="gr2" draw:text-style-name="P2" svg:width="11.197cm" svg:height="0.596cm" svg:x="10.516cm" svg:y="0.048cm" draw:caption-point-x="-0.609cm" draw:caption-point-y="1.317cm">
              <dc:creator>CV</dc:creator>
              <dc:date>2013-09-06T00:00:00</dc:date>
              <text:p text:style-name="P1"><text:span text:style-name="T1">UART_UBRR_CALC(BAUD_,FREQ_) ((FREQ_)/((BAUD_)*16L)-1)</text:span></text:p>
            </office:annotation>
            <text:p>UBRR</text:p>
          </table:table-cell>
          <table:table-cell table:formula="of:=ROUND([.$C$3]/([.G3]*16)-1;0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TOVn</text:span>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TOVn</text:span></text:p>
          </table:table-cell>
          <table:table-cell table:formula="of:=[.C3]/([.O3]*65536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BRRH</text:p>
          </table:table-cell>
          <table:table-cell table:formula="of:=ROUND([.G4]/256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UBRRL</text:p>
          </table:table-cell>
          <table:table-cell table:formula="of:=MOD([.G4];256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OCFnA</text:span></text:p>
          </table:table-cell>
          <table:table-cell table:style-name="ce28" table:formula="of:=[.$C$3]/([.K3]*(1+[.K5]))" office:value-type="float" office:value="100" calcext:value-type="float">
            <text:p>100,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OCFnA</text:span></text:p>
          </table:table-cell>
          <table:table-cell table:formula="of:=[.C3]/([.O3]*(1+[.O5])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udrate</text:p>
          </table:table-cell>
          <table:table-cell table:formula="of:=ROUND([.$C$3]/(16*([.G6]+1)))"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style-name="ce28" table:formula="of:=1000/[.K6]" office:value-type="float" office:value="10" calcext:value-type="float">
            <text:p>10,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formula="of:=1000/[.O6]" office:value-type="float" office:value="8.88888888888889" calcext:value-type="float">
            <text:p>8,89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style-name="ce27" table:formula="of:=([.G3]-[.G7])/[.G3]" office:value-type="percentage" office:value="0" calcext:value-type="percentage">
            <text:p>0,00%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Resolution</text:p>
          </table:table-cell>
          <table:table-cell table:formula="of:=[.$C$4]*[.K3]" office:value-type="float" office:value="138.888888888889" calcext:value-type="float">
            <text:p>138,8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Resolution</text:p>
          </table:table-cell>
          <table:table-cell table:formula="of:=[.C4]*[.O3]" office:value-type="float" office:value="0.135633680555556" calcext:value-type="float">
            <text:p>0,14</text:p>
          </table:table-cell>
          <table:table-cell office:value-type="string" calcext:value-type="string">
            <text:p>µ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8N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uration 1Byte</text:p>
          </table:table-cell>
          <table:table-cell table:formula="of:=1000000/[.G7]" office:value-type="float" office:value="26.0416666666667" calcext:value-type="float">
            <text:p>26,04</text:p>
          </table:table-cell>
          <table:table-cell office:value-type="string" calcext:value-type="string">
            <text:p>µs</text:p>
          </table:table-cell>
          <table:table-cell table:number-columns-repeated="12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24" office:value-type="string" calcext:value-type="string">
            <text:p>Clock</text:p>
          </table:table-cell>
          <table:table-cell table:number-columns-repeated="3"/>
          <table:table-cell table:style-name="ce24" office:value-type="string" calcext:value-type="string">
            <text:p>PW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style-name="ce26" office:value-type="string" calcext:value-type="string">
            <text:p>Timer 0 CTC-Mo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table:style-name="ce26" office:value-type="string" calcext:value-type="string">
            <text:p>Timer 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<text:span text:style-name="T3">Soll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<text:span text:style-name="T3">Soll</text:span></text:p>
          </table:table-cell>
          <table:table-cell table:formula="of:=1000/[.C21]"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<text:span text:style-name="T3">Cycle</text:span></text:p>
          </table:table-cell>
          <table:table-cell table:formula="of:=[.O4]" office:value-type="float" office:value="112.5" calcext:value-type="float">
            <text:p>112,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formula="of:=[.C22]-[.K7]"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rror per second</text:p>
          </table:table-cell>
          <table:table-cell table:formula="of:=[.$C$23]/[.$C$22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 minute</text:p>
          </table:table-cell>
          <table:table-cell table:formula="of:=[.C24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 hour</text:p>
          </table:table-cell>
          <table:table-cell table:formula="of:=[.C25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 day</text:p>
          </table:table-cell>
          <table:table-cell table:formula="of:=[.C26]*2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</table:table>
      <table:table table:name="TSIC Temperatur" table:style-name="ta1" table:print="false"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default-cell-style-name="ce32"/>
        <table:table-column table:style-name="co7" table:number-columns-repeated="1018" table:default-cell-style-name="Default"/>
        <table:table-row table:style-name="ro6">
          <table:table-cell table:style-name="ce29" office:value-type="string" calcext:value-type="string">
            <text:p>TSIC</text:p>
          </table:table-cell>
          <table:table-cell table:style-name="ce29" office:value-type="string" calcext:value-type="string">
            <text:p>TSIC hex</text:p>
          </table:table-cell>
          <table:table-cell table:style-name="ce29" office:value-type="string" calcext:value-type="string">
            <text:p>T soll [°C] </text:p>
          </table:table-cell>
          <table:table-cell table:style-name="ce30" office:value-type="string" calcext:value-type="string">
            <text:p>T formula orig [°C] </text:p>
          </table:table-cell>
          <table:table-cell table:style-name="ce29" office:value-type="string" calcext:value-type="string">
            <text:p>TSIC corr offset</text:p>
          </table:table-cell>
          <table:table-cell table:style-name="ce29" office:value-type="string" calcext:value-type="string">
            <text:p>TSIC new</text:p>
          </table:table-cell>
          <table:table-cell table:style-name="ce33" office:value-type="string" calcext:value-type="string">
            <text:p>T formula new [°C] </text:p>
          </table:table-cell>
          <table:table-cell table:style-name="ce34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x000</text:p>
          </table:table-cell>
          <table:table-cell office:value-type="float" office:value="-50" calcext:value-type="float">
            <text:p>-50</text:p>
          </table:table-cell>
          <table:table-cell table:style-name="ce31" table:formula="of:=[.A2]*200/2047-50" office:value-type="float" office:value="-50" calcext:value-type="float">
            <text:p>-50,00</text:p>
          </table:table-cell>
          <table:table-cell office:value-type="float" office:value="0" calcext:value-type="float">
            <text:p>0</text:p>
          </table:table-cell>
          <table:table-cell table:style-name="Default" table:formula="of:=[.A2]+[.E2]" office:value-type="float" office:value="0" calcext:value-type="float">
            <text:p>0</text:p>
          </table:table-cell>
          <table:table-cell table:style-name="ce32" table:formula="of:=ROUND([.F2]*25/256;1)-50" office:value-type="float" office:value="-50" calcext:value-type="float">
            <text:p>-50,0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6" office:value-type="string" calcext:value-type="string">
            <text:p>0x199</text:p>
          </table:table-cell>
          <table:table-cell office:value-type="float" office:value="-10" calcext:value-type="float">
            <text:p>-10</text:p>
          </table:table-cell>
          <table:table-cell table:style-name="ce31" table:formula="of:=[.A3]*200/2047-50" office:value-type="float" office:value="-10.0390815828041" calcext:value-type="float">
            <text:p>-10,04</text:p>
          </table:table-cell>
          <table:table-cell office:value-type="float" office:value="0" calcext:value-type="float">
            <text:p>0</text:p>
          </table:table-cell>
          <table:table-cell table:style-name="Default" table:formula="of:=[.A3]+[.E3]" office:value-type="float" office:value="409" calcext:value-type="float">
            <text:p>409</text:p>
          </table:table-cell>
          <table:table-cell table:style-name="ce32" table:formula="of:=ROUND([.F3]*25/256;1)-50" office:value-type="float" office:value="-10.1" calcext:value-type="float">
            <text:p>-10,1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6" office:value-type="string" calcext:value-type="string">
            <text:p>0x200</text:p>
          </table:table-cell>
          <table:table-cell office:value-type="float" office:value="0" calcext:value-type="float">
            <text:p>0</text:p>
          </table:table-cell>
          <table:table-cell table:style-name="ce31" table:formula="of:=[.A4]*200/2047-50" office:value-type="float" office:value="0.0244259892525633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Default" table:formula="of:=[.A4]+[.E4]" office:value-type="float" office:value="512" calcext:value-type="float">
            <text:p>512</text:p>
          </table:table-cell>
          <table:table-cell table:style-name="ce32" table:formula="of:=ROUND([.F4]*25/256;1)-50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6" office:value-type="string" calcext:value-type="string">
            <text:p>0x2FF</text:p>
          </table:table-cell>
          <table:table-cell office:value-type="float" office:value="25" calcext:value-type="float">
            <text:p>25</text:p>
          </table:table-cell>
          <table:table-cell table:style-name="ce31" table:formula="of:=[.A5]*200/2047-50" office:value-type="float" office:value="24.9389350268686" calcext:value-type="float">
            <text:p>24,94</text:p>
          </table:table-cell>
          <table:table-cell office:value-type="float" office:value="1" calcext:value-type="float">
            <text:p>1</text:p>
          </table:table-cell>
          <table:table-cell table:style-name="Default" table:formula="of:=[.A5]+[.E5]" office:value-type="float" office:value="768" calcext:value-type="float">
            <text:p>768</text:p>
          </table:table-cell>
          <table:table-cell table:style-name="ce32" table:formula="of:=ROUND([.F5]*25/256;1)-50" office:value-type="float" office:value="25" calcext:value-type="float">
            <text:p>25,0</text:p>
          </table:table-cell>
          <table:table-cell table:number-columns-repeated="1017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6" office:value-type="string" calcext:value-type="string">
            <text:p>0x465</text:p>
          </table:table-cell>
          <table:table-cell office:value-type="float" office:value="60" calcext:value-type="float">
            <text:p>60</text:p>
          </table:table-cell>
          <table:table-cell table:style-name="ce31" table:formula="of:=[.A6]*200/2047-50" office:value-type="float" office:value="59.9169516365413" calcext:value-type="float">
            <text:p>59,92</text:p>
          </table:table-cell>
          <table:table-cell office:value-type="float" office:value="1" calcext:value-type="float">
            <text:p>1</text:p>
          </table:table-cell>
          <table:table-cell table:style-name="Default" table:formula="of:=[.A6]+[.E6]" office:value-type="float" office:value="1126" calcext:value-type="float">
            <text:p>1126</text:p>
          </table:table-cell>
          <table:table-cell table:style-name="ce32" table:formula="of:=ROUND([.F6]*25/256;1)-50" office:value-type="float" office:value="60" calcext:value-type="float">
            <text:p>60,0</text:p>
          </table:table-cell>
          <table:table-cell table:number-columns-repeated="101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26" office:value-type="string" calcext:value-type="string">
            <text:p>0x6FE</text:p>
          </table:table-cell>
          <table:table-cell office:value-type="float" office:value="125" calcext:value-type="float">
            <text:p>125</text:p>
          </table:table-cell>
          <table:table-cell table:style-name="ce31" table:formula="of:=[.A7]*200/2047-50" office:value-type="float" office:value="124.890083048363" calcext:value-type="float">
            <text:p>124,89</text:p>
          </table:table-cell>
          <table:table-cell office:value-type="float" office:value="1" calcext:value-type="float">
            <text:p>1</text:p>
          </table:table-cell>
          <table:table-cell table:style-name="Default" table:formula="of:=[.A7]+[.E7]" office:value-type="float" office:value="1791" calcext:value-type="float">
            <text:p>1791</text:p>
          </table:table-cell>
          <table:table-cell table:style-name="ce32" table:formula="of:=ROUND([.F7]*25/256;1)-50" office:value-type="float" office:value="124.9" calcext:value-type="float">
            <text:p>124,9</text:p>
          </table:table-cell>
          <table:table-cell table:number-columns-repeated="1017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26" office:value-type="string" calcext:value-type="string">
            <text:p>0x7FF</text:p>
          </table:table-cell>
          <table:table-cell office:value-type="float" office:value="150" calcext:value-type="float">
            <text:p>150</text:p>
          </table:table-cell>
          <table:table-cell table:style-name="ce31" table:formula="of:=[.A8]*200/2047-50" office:value-type="float" office:value="150" calcext:value-type="float">
            <text:p>150,00</text:p>
          </table:table-cell>
          <table:table-cell office:value-type="float" office:value="1" calcext:value-type="float">
            <text:p>1</text:p>
          </table:table-cell>
          <table:table-cell table:style-name="Default" table:formula="of:=[.A8]+[.E8]" office:value-type="float" office:value="2048" calcext:value-type="float">
            <text:p>2048</text:p>
          </table:table-cell>
          <table:table-cell table:style-name="ce32" table:formula="of:=ROUND([.F8]*25/256;1)-50" office:value-type="float" office:value="150" calcext:value-type="float">
            <text:p>150,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gwire" table:style-name="ta1" table:print="false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CPU</text:p>
          </table:table-cell>
          <table:table-cell table:number-columns-repeated="3"/>
          <table:table-cell table:style-name="ce24" office:value-type="string" calcext:value-type="string">
            <text:p>Timer 1 (16bit)</text:p>
          </table:table-cell>
          <table:table-cell table:number-columns-repeated="3"/>
          <table:table-cell table:style-name="ce24" office:value-type="string" calcext:value-type="string">
            <text:p>Zagw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PU Frequency</text:p>
          </table:table-cell>
          <table:table-cell table:formula="of:=[$Timing.C3]"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8" calcext:value-type="float">
            <office:annotation draw:style-name="gr2" draw:text-style-name="P2" svg:width="2.899cm" svg:height="0.596cm" svg:x="11.643cm" svg:y="0.022cm" draw:caption-point-x="-0.609cm" draw:caption-point-y="0.891cm">
              <dc:creator>CV</dc:creator>
              <dc:date>2014-02-13T00:00:00</dc:date>
              <text:p text:style-name="P1"><text:span text:style-name="T1">1,8,64,256,1024</text:span></text:p>
            </office:annotation>
            <text:p>8</text:p>
          </table:table-cell>
          <table:table-cell table:number-columns-repeated="2"/>
          <table:table-cell office:value-type="string" calcext:value-type="string">
            <text:p>Bit Leng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<text:span text:style-name="T3">incr</text:span></text:p>
          </table:table-cell>
          <table:table-cell table:formula="of:=[.C3]/[.G3]" office:value-type="float" office:value="921600" calcext:value-type="float">
            <text:p>9216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0-bit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<text:span text:style-name="T3">CNT Of</text:span></text:p>
          </table:table-cell>
          <table:table-cell table:formula="of:=[.G4]/65536" office:value-type="float" office:value="14.0625" calcext:value-type="float">
            <text:p>14,06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1-bit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<text:span text:style-name="T3">incr</text:span></text:p>
          </table:table-cell>
          <table:table-cell table:formula="of:=1000000/[.G4]" office:value-type="float" office:value="1.08506944444444" calcext:value-type="float">
            <text:p>1,0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Duty Cycle Strobe-bit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PulseW. 0-bit</text:p>
          </table:table-cell>
          <table:table-cell table:formula="of:=[.K3]*[.K4]" office:value-type="float" office:value="93.75" calcext:value-type="float">
            <text:p>93,7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overflow after </text:p>
          </table:table-cell>
          <table:table-cell table:formula="of:=65536*[.G6]" office:value-type="float" office:value="71111.1111111111" calcext:value-type="float">
            <text:p>71111,11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nPulseW. 1-bit</text:p>
          </table:table-cell>
          <table:table-cell table:formula="of:=[.$K$3]*[.K5]" office:value-type="float" office:value="31.25" calcext:value-type="float">
            <text:p>31,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PulseW. STB</text:p>
          </table:table-cell>
          <table:table-cell table:formula="of:=[.$K$3]*[.K6]" office:value-type="float" office:value="62.5" calcext:value-type="float">
            <text:p>62,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lerance</text:p>
          </table:table-cell>
          <table:table-cell table:style-name="ce23" office:value-type="percentage" office:value="0.08" calcext:value-type="percentage">
            <text:p>8%</text:p>
          </table:table-cell>
          <table:table-cell/>
          <table:table-cell table:formula="of:=[.K3]*[.K10]/[.$G$6]" office:value-type="float" office:value="9.216" calcext:value-type="float">
            <text:p>9,2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unt Diff 0-bit</text:p>
          </table:table-cell>
          <table:table-cell table:formula="of:=[.K7]/[.$G$6]" office:value-type="float" office:value="86.4" calcext:value-type="float">
            <text:p>86,4</text:p>
          </table:table-cell>
          <table:table-cell/>
          <table:table-cell table:formula="of:=ROUND([.K11]-[.$M$10])" office:value-type="float" office:value="77" calcext:value-type="float">
            <text:p>77</text:p>
          </table:table-cell>
          <table:table-cell table:formula="of:=ROUND([.K11]+[.$M$10]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 Diff 1-bit</text:p>
          </table:table-cell>
          <table:table-cell table:formula="of:=[.K8]/[.$G$6]" office:value-type="float" office:value="28.8" calcext:value-type="float">
            <text:p>28,8</text:p>
          </table:table-cell>
          <table:table-cell/>
          <table:table-cell table:formula="of:=ROUND([.K12]-[.$M$10])" office:value-type="float" office:value="20" calcext:value-type="float">
            <text:p>20</text:p>
          </table:table-cell>
          <table:table-cell table:formula="of:=ROUND([.K12]+[.$M$10])" office:value-type="float" office:value="38" calcext:value-type="float">
            <text:p>38</text:p>
          </table:table-cell>
          <table:table-cell table:formula="of:=[.K12]+([.K13]-[.K12])/2" office:value-type="float" office:value="43.2" calcext:value-type="float">
            <text:p>43,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 Diff STB</text:p>
          </table:table-cell>
          <table:table-cell table:formula="of:=[.K9]/[.$G$6]" office:value-type="float" office:value="57.6" calcext:value-type="float">
            <text:p>57,6</text:p>
          </table:table-cell>
          <table:table-cell/>
          <table:table-cell table:formula="of:=ROUND([.K13]-[.$M$10])" office:value-type="float" office:value="48" calcext:value-type="float">
            <text:p>48</text:p>
          </table:table-cell>
          <table:table-cell table:formula="of:=ROUND([.K13]+[.$M$10])" office:value-type="float" office:value="67" calcext:value-type="float">
            <text:p>67</text:p>
          </table:table-cell>
          <table:table-cell table:formula="of:=[.K13]+([.K11]-[.K13])/2" office:value-type="float" office:value="72" calcext:value-type="float">
            <text:p>7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Bit Leng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Duty Cycle 0-bit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uty Cycle 1-bit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uty Cycle Strobe-bit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PulseW. 0-bit</text:p>
          </table:table-cell>
          <table:table-cell table:formula="of:=[.K16]*[.K17]" office:value-type="float" office:value="78" calcext:value-type="float">
            <text:p>78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PulseW. 1-bit</text:p>
          </table:table-cell>
          <table:table-cell table:formula="of:=[.K16]*[.K18]" office:value-type="float" office:value="26" calcext:value-type="float">
            <text:p>26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PulseW. STB</text:p>
          </table:table-cell>
          <table:table-cell table:formula="of:=[.K16]*[.K19]" office:value-type="float" office:value="52" calcext:value-type="float">
            <text:p>52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lerance</text:p>
          </table:table-cell>
          <table:table-cell table:style-name="ce23" office:value-type="percentage" office:value="0.08" calcext:value-type="percentage">
            <text:p>8%</text:p>
          </table:table-cell>
          <table:table-cell/>
          <table:table-cell table:formula="of:=[.K16]*[.K23]/[.$G$6]" office:value-type="float" office:value="7.667712" calcext:value-type="float">
            <text:p>7,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unt Diff 0-bit</text:p>
          </table:table-cell>
          <table:table-cell table:formula="of:=[.K20]/[.$G$6]" office:value-type="float" office:value="71.8848" calcext:value-type="float">
            <text:p>71,88</text:p>
          </table:table-cell>
          <table:table-cell/>
          <table:table-cell table:formula="of:=ROUND([.K24]-[.$M$10])" office:value-type="float" office:value="63" calcext:value-type="float">
            <text:p>63</text:p>
          </table:table-cell>
          <table:table-cell table:formula="of:=ROUND([.K24]+[.$M$10])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 Diff 1-bit</text:p>
          </table:table-cell>
          <table:table-cell table:formula="of:=[.K21]/[.$G$6]" office:value-type="float" office:value="23.9616" calcext:value-type="float">
            <text:p>23,96</text:p>
          </table:table-cell>
          <table:table-cell/>
          <table:table-cell table:formula="of:=ROUND([.K25]-[.$M$10])" office:value-type="float" office:value="15" calcext:value-type="float">
            <text:p>15</text:p>
          </table:table-cell>
          <table:table-cell table:formula="of:=ROUND([.K25]+[.$M$10])" office:value-type="float" office:value="33" calcext:value-type="float">
            <text:p>33</text:p>
          </table:table-cell>
          <table:table-cell table:formula="of:=[.K25]+([.K26]-[.K25])/2" office:value-type="float" office:value="35.9424" calcext:value-type="float">
            <text:p>35,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unt Diff STB</text:p>
          </table:table-cell>
          <table:table-cell table:formula="of:=[.K22]/[.$G$6]" office:value-type="float" office:value="47.9232" calcext:value-type="float">
            <text:p>47,92</text:p>
          </table:table-cell>
          <table:table-cell/>
          <table:table-cell table:formula="of:=ROUND([.K26]-[.$M$10])" office:value-type="float" office:value="39" calcext:value-type="float">
            <text:p>39</text:p>
          </table:table-cell>
          <table:table-cell table:formula="of:=ROUND([.K26]+[.$M$10])" office:value-type="float" office:value="57" calcext:value-type="float">
            <text:p>57</text:p>
          </table:table-cell>
          <table:table-cell table:formula="of:=[.K26]+([.K24]-[.K26])/2" office:value-type="float" office:value="59.904" calcext:value-type="float">
            <text:p>59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12">
      <number:number number:decimal-places="0" number:min-decimal-places="0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7H22M28S</meta:editing-duration>
    <meta:editing-cycles>21</meta:editing-cycles>
    <meta:generator>LibreOffice/7.3.7.2$Linux_X86_64 LibreOffice_project/30$Build-2</meta:generator>
    <dc:date>2025-04-30T22:18:42.881142861</dc:date>
    <meta:document-statistic meta:table-count="3" meta:cell-count="243" meta:object-count="0"/>
    <meta:user-defined meta:name="Info 1"/>
    <meta:user-defined meta:name="Info 2"/>
    <meta:user-defined meta:name="Info 3"/>
    <meta:user-defined meta:name="Info 4"/>
  </office:meta>
</office:document-meta>
</file>